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ro45" style:family="table-row">
      <style:table-row-properties style:row-height="0.921cm" fo:break-before="auto" style:use-optimal-row-height="true"/>
    </style:style>
    <style:style style:name="ro46" style:family="table-row">
      <style:table-row-properties style:row-height="2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8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9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40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41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Tahoma" fo:font-size="14pt" style:font-name-asian="Arial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47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8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50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54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5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6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6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9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70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71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7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74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5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ce7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3">
            <text:p>0531 <text:s/>1128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3">
            <text:p>0531 <text:s/>1128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3">
            <text:p>0531 <text:s/>1128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3">
            <text:p>0531 <text:s/>1128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3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3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3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4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4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4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4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4">
            <text:p>0531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4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4">
            <text:p>0531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4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4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6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6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6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6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6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6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6">
            <text:p>0531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6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6">
            <text:p>0531 <text:s/>11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7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9">
            <text:p>0531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9">
            <text:p>0531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9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9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9">
            <text:p>0531 <text:s/>11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79">
            <text:p>0531 <text:s/>11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5-31T11:28:05.8">
            <text:p>0531 <text:s/>112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31T11:28:05.8">
            <text:p>2021/5/31 11:2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5-31T11:28:05.8">
            <text:p>0531 <text:s/>1128</text:p>
          </table:table-cell>
          <table:table-cell table:style-name="ce7" table:formula="of:=NOW()" office:value-type="date" office:date-value="2021-05-31T11:28:05.8">
            <text:p>0531 <text:s/>112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5-31T11:28:05.8">
            <text:p>0531 <text:s/>112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2" table:formula="of:=CONCATENATE(&quot;(&quot;;MAX([.A2:.A6]);&quot;)&quot;)" office:value-type="string" office:string-value="(4)">
            <text:p>(4)</text:p>
          </table:table-cell>
          <table:table-cell table:style-name="ce2" table:formula="of:=CONCATENATE(&quot;(&quot;;COUNTA([.B2:.B6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2:.D6]);&quot;)&quot;)" office:value-type="string" office:string-value="s.n. (2)">
            <text:p>s.n. (2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5-02T08:53:55.770001">
            <text:p>0502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dầu.</text:p>
          </table:table-cell>
          <table:table-cell table:style-name="ce18" office:value-type="string">
            <text:p>何時から始まるか、知っていますか。</text:p>
          </table:table-cell>
          <table:table-cell table:style-name="ce12" office:value-type="string" table:number-columns-spanned="2" table:number-rows-spanned="1">
            <text:p>언제부터 시작될지 알고 있어요?</text:p>
          </table:table-cell>
          <table:covered-table-cell table:style-name="ce12"/>
          <table:table-cell table:style-name="ce57" office:value-type="string">
            <text:p>s-id=11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">
            <text:p>0531 <text:s/>112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">
            <text:p>1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ùôn[want ngủ[sleep không. / bạn có mệt không.</text:p>
          </table:table-cell>
          <table:table-cell table:style-name="ce18" office:value-type="string">
            <text:p>眠いですか。疲れていますか。</text:p>
          </table:table-cell>
          <table:table-cell table:style-name="ce12" table:number-columns-repeated="2"/>
          <table:table-cell table:style-name="ce57" office:value-type="string">
            <text:p>s-id=12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">
            <text:p>0531 <text:s/>11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2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반창고의 천 부분. 여기에 세이지를 담근 소주를 좀 붙인다.</text:p>
          </table:table-cell>
          <table:table-cell table:style-name="ce29" office:value-type="string" table:number-columns-spanned="2" table:number-rows-spanned="1">
            <text:p>Tkanina opaski. Dodaj trochę wódki nasączonej szałwią.</text:p>
          </table:table-cell>
          <table:covered-table-cell table:style-name="ce12"/>
          <table:table-cell table:style-name="ce12"/>
          <table:table-cell table:style-name="ce57" office:value-type="string">
            <text:p>cake-id.47694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sobota, pierwszy maja.</text:p>
          </table:table-cell>
          <table:table-cell table:style-name="ce3"/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. głośność dźwięków. </text:p>
          </table:table-cell>
          <table:table-cell table:style-name="ce3"/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">
            <text:p>0531 <text:s/>11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8" office:value-type="string">
            <text:p>napisałem na papierze wskazówki dotyczące glośności dźwięków. jak napisałem? wymyśliłem symbole na miejscu.</text:p>
          </table:table-cell>
          <table:table-cell table:style-name="ce29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2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8" office:value-type="string">
            <text:p>była sobota, pierwszy maja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ذهبت مرة أخرى إلى الحديقة.</text:p>
          </table:table-cell>
          <table:table-cell table:style-name="ce3"/>
          <table:table-cell table:style-name="ce12" office:value-type="string">
            <text:p>poszedłem do parku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3</text:p>
          </table:table-cell>
          <table:table-cell table:style-name="ce18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2" office:value-type="string" table:number-columns-spanned="2" table:number-rows-spanned="1">
            <text:p>była sobota, pierwszy maja.</text:p>
          </table:table-cell>
          <table:covered-table-cell table:style-name="ce12" office:value-type="string">
            <text:p>była sobota, pierwszy maja.</text:p>
          </table:covered-table-cell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2" office:value-type="string" table:number-columns-spanned="2" table:number-rows-spanned="1">
            <text:p>zagrałem japoński flet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2T15:48:56.38">
            <text:p>0502</text:p>
          </table:table-cell>
          <table:table-cell table:style-name="ce9" office:value-type="string">
            <text:p>c1</text:p>
          </table:table-cell>
          <table:table-cell table:style-name="ce18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2" table:number-columns-repeated="2"/>
          <table:table-cell table:style-name="ce57" office:value-type="string">
            <text:p>cake-4723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2" office:value-type="string">
            <text:p>it was saturday, march first.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чтобы что'-то продо'лжить : вам нужна мотивация и ме'тод.</text:p>
          </table:table-cell>
          <table:table-cell table:style-name="ce30" office:value-type="string" table:number-columns-spanned="2" table:number-rows-spanned="1">
            <text:p>계속하려면 동기와 ​​방법이 필요합니다.</text:p>
          </table:table-cell>
          <table:covered-table-cell table:style-name="ce12"/>
          <table:table-cell table:style-name="ce12"/>
          <table:table-cell table:style-name="ce57" office:value-type="string">
            <text:p>cake-47657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3T08:17:17.020001">
            <text:p>0503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bạn có biết mấy giờ nó sẽ kết thức không?</text:p>
          </table:table-cell>
          <table:table-cell table:style-name="ce29" office:value-type="string">
            <text:p>何時に終わるか、知っていますか。</text:p>
          </table:table-cell>
          <table:table-cell table:style-name="ce31" office:value-type="string" table:number-columns-spanned="2" table:number-rows-spanned="1">
            <text:p>언제 끝날지 아십니까?</text:p>
          </table:table-cell>
          <table:covered-table-cell table:style-name="ce12" office:value-type="string">
            <text:p>언제 끝날지 아십니까?</text:p>
          </table:covered-table-cell>
          <table:table-cell table:style-name="ce57" office:value-type="string">
            <text:p>s-15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hôm nay trời rất nóng.</text:p>
          </table:table-cell>
          <table:table-cell table:style-name="ce29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오늘은 매우 덥습니다.</text:p>
          </table:table-cell>
          <table:covered-table-cell table:style-name="ce12"/>
          <table:table-cell table:style-name="ce57" office:value-type="string">
            <text:p>s-1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1">
            <text:p>0531 <text:s/>11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3">
            <text:p>0531 <text:s/>112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9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3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niedziela, drugi maja.</text:p>
          </table:table-cell>
          <table:table-cell table:style-name="ce31" office:value-type="string">
            <text:p>it was sunday, May second.</text:p>
          </table:table-cell>
          <table:table-cell table:style-name="ce31" office:value-type="string" table:number-columns-spanned="2" table:number-rows-spanned="1">
            <text:p>это было воскресенье, второе мая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3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 dla regulacji głośności. także dla wydmuchania każdej nuty w sposób niewiązana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3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أحد، الثاني من مايو.</text:p>
          </table:table-cell>
          <table:table-cell table:style-name="ce29"/>
          <table:table-cell table:style-name="ce31" office:value-type="string">
            <text:p>it was sunday, May second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3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دوم مه.</text:p>
          </table:table-cell>
          <table:table-cell table:style-name="ce29" office:value-type="string">
            <text:p>dowo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3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5T08:49:59.45">
            <text:p>050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 office:value-type="string">
            <text:p>あなたの名前はなんです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3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3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thư gi đo</text:p>
          </table:table-cell>
          <table:table-cell table:style-name="ce29" office:value-type="string" table:number-columns-spanned="2" table:number-rows-spanned="1">
            <text:p>水を飲みたいですか。何か食べたいですか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3">
            <text:p>0531 <text:s/>11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9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4">
            <text:p>0531 <text:s/>11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9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4">
            <text:p>0531 <text:s/>11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9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4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خامس من مايو</text:p>
          </table:table-cell>
          <table:table-cell table:style-name="ce32" office:value-type="string">
            <text:p>a'thlathaaI / maayu</text:p>
          </table:table-cell>
          <table:table-cell table:style-name="ce31" office:value-type="string">
            <text:p>it was tuesday, fif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6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پنجم ماه مه بود.</text:p>
          </table:table-cell>
          <table:table-cell table:style-name="ce29" office:value-type="string">
            <text:p>panjoo / mo_h[month / me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6">
            <text:p>0531 <text:s/>1128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08:25:00.35">
            <text:p>050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đến Nhật Bản khi nào? / Bạn đã ơ Nhật Bản bao lâu rồi[then;already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</text:span><text:span text:style-name="T1">本に来て、どのくらい経ちますか？</text:span></text:p>
            <text:p><text:span text:style-name="T1"/></text:p>
          </table:table-cell>
          <table:covered-table-cell table:style-name="ce31"/>
          <table:table-cell table:style-name="ce50" office:value-type="string" table:number-columns-spanned="2" table:number-rows-spanned="1">
            <text:p>일본에 언제 왔습니까? / 일본에 얼마나 있었습니까?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1">
            <text:p>31</text:p>
          </table:table-cell>
          <table:table-cell table:style-name="ce3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다시 내려오지 않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미케는 페이스트 후 다시 내려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p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0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wysokich i niskich dźwięków. a potem kompozycja. Dodatek do poprzedniego.</text:p>
          </table:table-cell>
          <table:table-cell table:style-name="ce34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7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kompozycja, to jest zabawa. podoba mi się to bardzo. czas płynie szybko.</text:p>
          </table:table-cell>
          <table:table-cell table:style-name="ce34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7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خامس من مايو</text:p>
          </table:table-cell>
          <table:table-cell table:style-name="ce29" office:value-type="string">
            <text:p>al'chaamisi / maayu</text:p>
          </table:table-cell>
          <table:table-cell table:style-name="ce31" office:value-type="string">
            <text:p>it was wednesday, fif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پنجم ماه مه بود. </text:p>
          </table:table-cell>
          <table:table-cell table:style-name="ce29" office:value-type="string">
            <text:p>panjoom / ma_h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formula="of:=ROW()-2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16:02:09.23">
            <text:p>0506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다시 한 번 말씀 해주시겠어요?</text:p>
          </table:table-cell>
          <table:table-cell table:style-name="ce29" office:value-type="string" table:number-columns-spanned="2" table:number-rows-spanned="1">
            <text:p>もう一度言ってくださるでしょうか？</text:p>
          </table:table-cell>
          <table:covered-table-cell table:style-name="ce31"/>
          <table:table-cell table:style-name="ce29" office:value-type="string">
            <text:p>https://marisha39.com/phrase/phrase1314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2">
          <table:table-cell table:style-name="ce3" table:formula="of:=ROW()-2" office:value-type="float" office:value="39">
            <text:p>39</text:p>
          </table:table-cell>
          <table:table-cell table:style-name="ce3" table:formula="of:=[.B40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괜찮으시다면, 물어보고 싶은 게 하나 있는데요.</text:p>
          </table:table-cell>
          <table:table-cell table:style-name="ce29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만약 시간 괜찮으시다면, 오전 열시에 뵙고 싶은데.</text:p>
          </table:table-cell>
          <table:table-cell table:style-name="ce29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09:41:19">
            <text:p>0507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ẹn gặp lại.</text:p>
          </table:table-cell>
          <table:table-cell table:style-name="ce10" office:value-type="string">
            <text:p>see you again.</text:p>
          </table:table-cell>
          <table:table-cell table:style-name="ce31" office:value-type="string" table:number-columns-spanned="2" table:number-rows-spanned="1">
            <text:p>увидимся снова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3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0" office:value-type="string">
            <text:p>tên cu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 office:value-type="string" table:number-columns-spanned="2" table:number-rows-spanned="1">
            <text:p>как тебя зовут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bạn có buồn ngủ không?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내려오지않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제 1 회의 고체주기. 그 도중에서 미케가 먹기를 중단해 내려온다. / 마사지를 다시 해주었다.</text:p>
          </table:table-cell>
          <table:table-cell table:style-name="ce29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zósty maja.</text:p>
          </table:table-cell>
          <table:table-cell table:style-name="ce29" office:value-type="string" table:number-columns-spanned="2" table:number-rows-spanned="1">
            <text:p>это был четверг, шесто'е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uiry. to jest łatwiej teraz. </text:p>
          </table:table-cell>
          <table:table-cell table:style-name="ce35" office:value-type="string" table:number-columns-spanned="2" table:number-rows-spanned="1">
            <text:p>shino : 첫 번째 구멍을 잡고. 지금은 더 쉽습니다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położuję palec na dziurze miękko. wcześniej włożyłem dużo wysiłku w trzymaniem pierwszego dziury.</text:p>
          </table:table-cell>
          <table:table-cell table:style-name="ce35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9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سادس من مايو.</text:p>
          </table:table-cell>
          <table:table-cell table:style-name="ce29"/>
          <table:table-cell table:style-name="ce31" office:value-type="string">
            <text:p>it was thursday, six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9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 شنبه، شش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9">
            <text:p>0531 <text:s/>11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17:52:26.19">
            <text:p>0507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좀 전까지 계셨는데, 어딜 가셨지.</text:p>
          </table:table-cell>
          <table:table-cell table:style-name="ce29" office:value-type="string" table:number-columns-spanned="2" table:number-rows-spanned="1">
            <text:p>ちょっと前までおられたが、どこに行かれて</text:p>
          </table:table-cell>
          <table:covered-table-cell table:style-name="ce31"/>
          <table:table-cell table:style-name="ce12"/>
          <table:table-cell table:style-name="ce57"/>
          <table:table-cell table:style-name="ce12" office:value-type="string">
            <text:p>https://marisha39.com/grammar/umi_ssneunde/</text:p>
          </table:table-cell>
          <table:table-cell table:style-name="ce12" table:number-columns-repeated="2"/>
          <table:table-cell table:style-name="ce17"/>
          <table:table-cell table:style-name="ce7" table:formula="of:=NOW()" office:value-type="date" office:date-value="2021-05-31T11:28:05.99">
            <text:p>0531 <text:s/>11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table:formula="of:=[.B53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기다렸는데 손님은 안 왔어요.</text:p>
          </table:table-cell>
          <table:table-cell table:style-name="ce29" office:value-type="string" table:number-columns-spanned="2" table:number-rows-spanned="1">
            <text:p>待っていましたが、お客さんが来ませんでした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5.99">
            <text:p>0531 <text:s/>11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도중까지 본만한 영화였는데, 끝이 안 좋았어요.</text:p>
          </table:table-cell>
          <table:table-cell table:style-name="ce29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31"/>
          <table:table-cell table:style-name="ce12" office:value-type="string">
            <text:p>n: “元々休みだったけど”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1">
            <text:p>0531 <text:s/>11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8T08:26:38.53">
            <text:p>050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đầu</text:p>
          </table:table-cell>
          <table:table-cell table:style-name="ce29" office:value-type="string" table:number-columns-spanned="2" table:number-rows-spanned="1">
            <text:p>何時から始まるか、知っていますか。</text:p>
          </table:table-cell>
          <table:covered-table-cell table:style-name="ce31" office:value-type="string">
            <text:p>何時から始まるか、知っていますか。</text:p>
          </table:covered-table-cell>
          <table:table-cell table:style-name="ce48" office:value-type="string" table:number-columns-spanned="2" table:number-rows-spanned="1">
            <text:p>언제 시작되는지 아십니까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1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table:style-name="ce3" table:formula="of:=[.B5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làm thế nào để bạn đến đây? / bạn có sủ dụng đường sắt không</text:p>
          </table:table-cell>
          <table:table-cell table:style-name="ce29" office:value-type="string" table:number-columns-spanned="2" table:number-rows-spanned="1">
            <text:p>how do you come here? do you use railway?</text:p>
          </table:table-cell>
          <table:covered-table-cell table:style-name="ce31" office:value-type="string">
            <text:p>how do you come here? do you use railway?</text:p>
          </table:covered-table-cell>
          <table:table-cell table:style-name="ce48" office:value-type="string" table:number-columns-spanned="2" table:number-rows-spanned="1">
            <text:p>여기에 어떻게 오나요? / 당신은 철도를 사용합니까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1">
            <text:p>0531 <text:s/>112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날 무렵에는 미케가 운동장 근처의 평평하게 지기 시작할 장소에 이미 와 있었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1">
            <text:p>0531 <text:s/>112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9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2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siódmy maja.</text:p>
          </table:table-cell>
          <table:table-cell table:style-name="ce29" office:value-type="string">
            <text:p>была пятница, седьмое мая.</text:p>
          </table:table-cell>
          <table:table-cell table:style-name="ce31" office:value-type="string">
            <text:p>it was friday, sev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2">
            <text:p>0531 <text:s/>112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6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2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سابع من مايو.</text:p>
          </table:table-cell>
          <table:table-cell table:style-name="ce29"/>
          <table:table-cell table:style-name="ce31" office:value-type="string">
            <text:p>it was friday, sev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2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فتم ماه مه.</text:p>
          </table:table-cell>
          <table:table-cell table:style-name="ce29" office:value-type="string">
            <text:p>dhumu'e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2">
            <text:p>0531 <text:s/>11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9T09:02:15.41">
            <text:p>050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/ bức tường đó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 office:value-type="string" table:number-columns-spanned="2" table:number-rows-spanned="1">
            <text:p>Ta podłoga jest szeroka. / ta ściana jest wysoka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2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3">
            <text:p>63</text:p>
          </table:table-cell>
          <table:table-cell table:style-name="ce3" table:formula="of:=[.B6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</text:p>
          </table:table-cell>
          <table:table-cell table:style-name="ce10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Dziś jest bardzo gorąco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2">
            <text:p>0531 <text:s/>1128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4">
            <text:p>0531 <text:s/>112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4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ósmy maja.</text:p>
          </table:table-cell>
          <table:table-cell table:style-name="ce29" office:value-type="string" table:number-columns-spanned="2" table:number-rows-spanned="1">
            <text:p>это была суббота, восьмое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4">
            <text:p>0531 <text:s/>11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9" office:value-type="string">
            <text:p>i kept my forth finger rather straight, instead of being bent. i kept it tight.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4">
            <text:p>0531 <text:s/>112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 ten sposób, kiedy dodatkowo przytrzymam pierwszego dziurze, najniższy dźwięk wychodzi dobrze, to znaczy, cały korpus fletu wibruje.</text:p>
          </table:table-cell>
          <table:table-cell table:style-name="ce36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4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ثامن من مايو.</text:p>
          </table:table-cell>
          <table:table-cell table:style-name="ce29" office:value-type="string">
            <text:p>a'thaamini</text:p>
          </table:table-cell>
          <table:table-cell table:style-name="ce31" office:value-type="string">
            <text:p>it was saturday, eigh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4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هشت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4">
            <text:p>0531 <text:s/>11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0T08:49:46.32">
            <text:p>0510</text:p>
          </table:table-cell>
          <table:table-cell table:style-name="ce9" office:value-type="string">
            <text:p>v1</text:p>
          </table:table-cell>
          <table:table-cell table:style-name="ce19" office:value-type="string">
            <text:p>bạn đã ở Nhật Bản bao lâu rời</text:p>
          </table:table-cell>
          <table:table-cell table:style-name="ce10" office:value-type="string">
            <text:p>日本に来て、どのくらい経ちますか？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2">
            <text:p>72</text:p>
          </table:table-cell>
          <table:table-cell table:style-name="ce3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tên củ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hôm nay rất nóng. / tôi uống nước rất nhiều.</text:p>
          </table:table-cell>
          <table:table-cell table:style-name="ce10" office:value-type="string" table:number-columns-spanned="2" table:number-rows-spanned="1">
            <text:p>今日はとても暑いです。 / I drink water very much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18" office:value-type="string">
            <text:p>ngày nay có rất nhiều bê tông. <text:s/>/ khi[when~3 nào thì kết[end~1 thức?</text:p>
          </table:table-cell>
          <table:table-cell table:style-name="ce29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31" office:value-type="string">
            <text:p>今日は、コンクリートがとても多い。いつ終わる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는 옹벽에서 머물고있다. 내가 손을 내밀면 얼굴을 붙인다.</text:p>
          </table:table-cell>
          <table:table-cell table:style-name="ce29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내가 손을 돌리면 지상에 내려왔다.</text:p>
          </table:table-cell>
          <table:table-cell table:style-name="ce29" office:value-type="string" table:number-columns-spanned="2" table:number-rows-spanned="1">
            <text:p>Potem, kiedy odwróciłem rękę, spadła na ziemi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niedziele, dziew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. dla wysokich dźwięków, to znaczy, "o-cu" dźwięków. w europejskiej notacji muzucznej, dźwięków z zakresu "C5"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zczególnie, wczoraj, ćwiczenie dla wydmuchania pięknych dźwięków.</text:p>
          </table:table-cell>
          <table:table-cell table:style-name="ce36" office:value-type="string" table:number-columns-spanned="2" table:number-rows-spanned="1">
            <text:p>특히 어제는 아름다운 소리를 날려주는 운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6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5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تاسع من مايو.</text:p>
          </table:table-cell>
          <table:table-cell table:style-name="ce29"/>
          <table:table-cell table:style-name="ce31" office:value-type="string">
            <text:p>it was sunday, ni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7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یکشنبه، ن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7">
            <text:p>0531 <text:s/>11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83">
            <text:p>8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1T09:15:07.03">
            <text:p>051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gió[바람 thổi mạnh / rất lạnh.</text:p>
          </table:table-cell>
          <table:table-cell table:style-name="ce10" office:value-type="string">
            <text:p>今日は、風が吹いている。とても寒いです。</text:p>
          </table:table-cell>
          <table:table-cell table:style-name="ce31" office:value-type="string" table:number-columns-spanned="2" table:number-rows-spanned="1">
            <text:p>Dziś wieje wiatr / bardzo zimny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7">
            <text:p>0531 <text:s/>11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84">
            <text:p>84</text:p>
          </table:table-cell>
          <table:table-cell table:style-name="ce3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không có mây. nó rất nóng.</text:p>
          </table:table-cell>
          <table:table-cell table:style-name="ce10" office:value-type="string">
            <text:p>今日は雲がない。とても暑いです。</text:p>
          </table:table-cell>
          <table:table-cell table:style-name="ce31" office:value-type="string" table:number-columns-spanned="2" table:number-rows-spanned="1">
            <text:p>Dziś nie ma chmur. jest bardzo gorąco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7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운동장 근처에 갔다.</text:p>
          </table:table-cell>
          <table:table-cell table:style-name="ce29" office:value-type="string" table:number-columns-spanned="2" table:number-rows-spanned="1">
            <text:p>Dwa. / Podszedłem do placu zabaw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7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왼손. 그제 돈이 손등을 긁었다.</text:p>
          </table:table-cell>
          <table:table-cell table:style-name="ce29" office:value-type="string" table:number-columns-spanned="2" table:number-rows-spanned="1">
            <text:p>Lewa ręka. Wczoraj pieniądze podrapały mi grzbiet dłoni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7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상처받은 위치에 반창고를 붙이고있다.</text:p>
          </table:table-cell>
          <table:table-cell table:style-name="ce29" office:value-type="string" table:number-columns-spanned="2" table:number-rows-spanned="1">
            <text:p>Na miejsce zranienia zakładany jest bandaż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oniedziałek, dzies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zrobiłem kontynuację, który skomponowałem na poprzedniej sesji.</text:p>
          </table:table-cell>
          <table:table-cell table:style-name="ce36" office:value-type="string" table:number-columns-spanned="2" table:number-rows-spanned="1">
            <text:p>저는 이전 세션에서 작곡 한 내용을 계속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عاشر من مايو.</text:p>
          </table:table-cell>
          <table:table-cell table:style-name="ce29" office:value-type="string">
            <text:p>ithnayni / al'AAshri</text:p>
          </table:table-cell>
          <table:table-cell table:style-name="ce31" office:value-type="string">
            <text:p>it was monday, the t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دهم ماه مه.</text:p>
          </table:table-cell>
          <table:table-cell table:style-name="ce29" office:value-type="string">
            <text:p>daho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بادام زمينی را دوست دارم</text:p>
          </table:table-cell>
          <table:table-cell table:style-name="ce29" office:value-type="string">
            <text:p>baadaam[almond / zamiyniy?[earth / raa[make / duwst[fellow / dooram[have</text:p>
          </table:table-cell>
          <table:table-cell table:style-name="ce29" office:value-type="string">
            <text:p>I like peanuts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1">
            <text:p>11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شکر سياه دوست دارم.</text:p>
          </table:table-cell>
          <table:table-cell table:style-name="ce29" office:value-type="string">
            <text:p>shekjaar[sugar / siyaa_h[black</text:p>
          </table:table-cell>
          <table:table-cell table:style-name="ce31" office:value-type="string">
            <text:p>I like black sugar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2">
            <text:p>12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ادبيات کلاسيک ژاپنی را دوست دارم.</text:p>
          </table:table-cell>
          <table:table-cell table:style-name="ce29" office:value-type="string">
            <text:p>adabiyaat[literature / dhapaniy</text:p>
          </table:table-cell>
          <table:table-cell table:style-name="ce31" office:value-type="string">
            <text:p>I like japanese classic literature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3">
            <text:p>13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چرا آن را دوست داری</text:p>
          </table:table-cell>
          <table:table-cell table:style-name="ce29" office:value-type="string">
            <text:p>cheraa[why / aan[it / dooriy[you-have</text:p>
          </table:table-cell>
          <table:table-cell table:style-name="ce31" office:value-type="string">
            <text:p>why do you like it?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4">
            <text:p>14</text:p>
          </table:table-cell>
          <table:table-cell table:style-name="ce6"/>
          <table:table-cell table:style-name="ce9" office:value-type="string">
            <text:p>f6</text:p>
          </table:table-cell>
          <table:table-cell table:style-name="ce18" office:value-type="string">
            <text:p>زيرا اين جهانی را به من نشان می دهد.</text:p>
          </table:table-cell>
          <table:table-cell table:style-name="ce29" office:value-type="string">
            <text:p>ziyraa[because / uwn[this / dhahaaniy[world / <text:s/>raa[make / nashaan[show / mei[? / dahad[give</text:p>
          </table:table-cell>
          <table:table-cell table:style-name="ce31" office:value-type="string">
            <text:p>because it shows me a world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3">
            <text:p>0513</text:p>
          </table:table-cell>
          <table:table-cell table:style-name="ce9" office:value-type="string">
            <text:p>v1</text:p>
          </table:table-cell>
          <table:table-cell table:style-name="ce20" office:value-type="string">
            <text:p>cơn[wind~1 gió đang[is thổi[blow. / đó là cái nào?</text:p>
          </table:table-cell>
          <table:table-cell table:style-name="ce29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1" office:value-type="string">
            <text:p>風が吹いている。風が吹いていない。どっちです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98">
            <text:p>98</text:p>
          </table:table-cell>
          <table:table-cell table:style-name="ce3" table:formula="of:=[.B9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0" office:value-type="string">
            <text:p>một công[도구~1 cụ để vặn[트위스트 vít[나사. / ̣đinh ốc. xoay. công cụ </text:p>
          </table:table-cell>
          <table:table-cell table:style-name="ce29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08">
            <text:p>0531 <text:s/>11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9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미케도 안아하여 옹벽위으로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wu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zaczynałem wydmuchanie na dziurach czwartym i piątym.</text:p>
          </table:table-cell>
          <table:table-cell table:style-name="ce37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ثاني عشر من مايو.</text:p>
          </table:table-cell>
          <table:table-cell table:style-name="ce29"/>
          <table:table-cell table:style-name="ce31" office:value-type="string">
            <text:p>it was wednesday, the twelf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دوازدهم ماه مه بود.</text:p>
          </table:table-cell>
          <table:table-cell table:style-name="ce29" office:value-type="string">
            <text:p>davooz'dah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شير نارگيل را دوست دارم.</text:p>
          </table:table-cell>
          <table:table-cell table:style-name="ce29" office:value-type="string">
            <text:p>shiyr / naar'giyl?[coconut</text:p>
          </table:table-cell>
          <table:table-cell table:style-name="ce31" office:value-type="string">
            <text:p>I like coconut milk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10">
            <text:p>10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صدای فلوت را دوست دارم.</text:p>
          </table:table-cell>
          <table:table-cell table:style-name="ce29" office:value-type="string">
            <text:p>sedoye</text:p>
          </table:table-cell>
          <table:table-cell table:style-name="ce31" office:value-type="string">
            <text:p>I like the sound of flute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1">
            <text:p>11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صدای چقزدن را دوست ندارم</text:p>
          </table:table-cell>
          <table:table-cell table:style-name="ce29" office:value-type="string">
            <text:p>tschaqzadan?</text:p>
          </table:table-cell>
          <table:table-cell table:style-name="ce31" office:value-type="string">
            <text:p>I do not like creeking sound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2">
            <text:p>12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‍‍چه زمانی به ژاپن آمديد. </text:p>
          </table:table-cell>
          <table:table-cell table:style-name="ce29" office:value-type="string">
            <text:p>chezamani[언제 / amadiyd</text:p>
          </table:table-cell>
          <table:table-cell table:style-name="ce10" office:value-type="string">
            <text:p>日本には、いつ来たのですか？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9">
            <text:p>10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4T10:15:56.93">
            <text:p>051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">
            <text:p>0531 <text:s/>1128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0">
            <text:p>110</text:p>
          </table:table-cell>
          <table:table-cell table:style-name="ce3" table:formula="of:=[.B11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khi nào đã đến Nhật Bản? / bạn đã ỡ Nhật Bản bao lâu rời?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</text:span><text:span text:style-name="T1">本に来て、どのくらい経ちますか？</text:span></text:p>
            <text:p><text:span text:style-name="T1"/>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9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trzy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, tak zwane "daj-kan". mogłem wydmuchać te dźwięki w dwie dziurach, drugim i trzecim.</text:p>
          </table:table-cell>
          <table:table-cell table:style-name="ce36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6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7">
            <text:p>7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w ten sposób, twój oddech uderza w górę dźwięczącej dziury.</text:p>
          </table:table-cell>
          <table:table-cell table:style-name="ce36" office:value-type="string" table:number-columns-spanned="2" table:number-rows-spanned="1">
            <text:p>이런 식으로 숨이 징글 구멍의 상단에 닿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لث عشر من مايو.</text:p>
          </table:table-cell>
          <table:table-cell table:style-name="ce29"/>
          <table:table-cell table:style-name="ce31" office:value-type="string">
            <text:p>it was thursday, thir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سي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5T10:49:04.76">
            <text:p>051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anh ấy bị thương. / anh ấy cần giúp đỡ</text:p>
          </table:table-cell>
          <table:table-cell table:style-name="ce29" office:value-type="string" table:number-columns-spanned="2" table:number-rows-spanned="1">
            <text:p>he got injured. / he needs help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9">
            <text:p>119</text:p>
          </table:table-cell>
          <table:table-cell table:style-name="ce3" table:formula="of:=[.B12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 / hãy[let's nghỉ[cease ngơi[rest~1 đi.</text:p>
          </table:table-cell>
          <table:table-cell table:style-name="ce29" office:value-type="string" table:number-columns-spanned="2" table:number-rows-spanned="1">
            <text:p>今日はとても暑いです。少し休みましょう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2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까지. / 크로는 스스로 돌아가기.</text:p>
          </table:table-cell>
          <table:table-cell table:style-name="ce29" office:value-type="string" table:number-columns-spanned="2" table:number-rows-spanned="1">
            <text:p>Dwa. Wszystko na ziemi. Do placu zabaw. / kuro wraciła sam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3">
            <text:p>0531 <text:s/>11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9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3">
            <text:p>0531 <text:s/>1128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ternasty maja.</text:p>
          </table:table-cell>
          <table:table-cell table:style-name="ce18" office:value-type="string" table:number-columns-spanned="2" table:number-rows-spanned="1">
            <text:p>كان يوم الجمعة الرابع عشر من مايو.</text:p>
          </table:table-cell>
          <table:covered-table-cell table:style-name="ce18" office:value-type="string">
            <text:p>كان يوم الخميس، الثالث عشر من مايو.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3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 na dziurach od pierwszego do szóstego.</text:p>
          </table:table-cell>
          <table:table-cell table:style-name="ce35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3">
            <text:p>0531 <text:s/>11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6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5">
            <text:p>0531 <text:s/>11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8">
            <text:p>8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6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5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رابع عشر من مايو.</text:p>
          </table:table-cell>
          <table:table-cell table:style-name="ce29"/>
          <table:table-cell table:style-name="ce31" office:value-type="string">
            <text:p>it was friday, fourte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5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5">
            <text:p>0531 <text:s/>11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28">
            <text:p>1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6T08:12:43.51">
            <text:p>051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ùôn ngủ không? / bạn có mệt không.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5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29">
            <text:p>129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máu chảy ra từ đầu của bạn.</text:p>
          </table:table-cell>
          <table:table-cell table:style-name="ce10" office:value-type="string">
            <text:p>頭から、血が出ています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5">
            <text:p>0531 <text:s/>11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거의 동시에 옹벽에서 내리고왔다. / 옹벽에 돌아가기. 크로도 내가 들고 가져갔다.</text:p>
          </table:table-cell>
          <table:table-cell table:style-name="ce29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5">
            <text:p>0531 <text:s/>11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9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6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ęt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6">
            <text:p>0531 <text:s/>11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5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6">
            <text:p>0531 <text:s/>1128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ruch przejściowy od konfiguracji dla wyższych dziur do niższych, i odwrotnie.</text:p>
          </table:table-cell>
          <table:table-cell table:style-name="ce35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6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مايو.</text:p>
          </table:table-cell>
          <table:table-cell table:style-name="ce29"/>
          <table:table-cell table:style-name="ce31" office:value-type="string">
            <text:p>it was saturday, fifte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6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6">
            <text:p>0531 <text:s/>1128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7">
            <text:p>13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7T10:20:32.3">
            <text:p>051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6">
            <text:p>0531 <text:s/>11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38">
            <text:p>138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 office:value-type="string">
            <text:p>tầng này là rộng. bức tường đó là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6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있었다. 그렇게 많지 않다. <text:s/>/ 우산을 쓰지 않아도 어떻게 든 될 정도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8">
            <text:p>0531 <text:s/>11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9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8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e, szós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8">
            <text:p>0531 <text:s/>1128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8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8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سادس عشر من مايو.</text:p>
          </table:table-cell>
          <table:table-cell table:style-name="ce29"/>
          <table:table-cell table:style-name="ce31" office:value-type="string">
            <text:p>it was sunday, six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8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8">
            <text:p>0531 <text:s/>1128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5">
            <text:p>14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8T10:59:43.4">
            <text:p>051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rất nóng. / tôi uống nước rất nhiều.</text:p>
          </table:table-cell>
          <table:table-cell table:style-name="ce10" office:value-type="string">
            <text:p>今日はとても暑いです。 / I drink water very much.</text:p>
          </table:table-cell>
          <table:table-cell table:style-name="ce48" office:value-type="string" table:number-columns-spanned="2" table:number-rows-spanned="1">
            <text:p>오늘은 매우 덥습니다. / 물을 많이 마셔요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9">
            <text:p>0531 <text:s/>11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46">
            <text:p>146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ó rất nhiều bê tông. / khi[언제~3 nào thì kết[종료~1 <text:s/>thúc</text:p>
          </table:table-cell>
          <table:table-cell table:style-name="ce10" office:value-type="string">
            <text:p>今日は、コンクリートがとても多い。いつ終わるか？</text:p>
          </table:table-cell>
          <table:table-cell table:style-name="ce48" office:value-type="string" table:number-columns-spanned="2" table:number-rows-spanned="1">
            <text:p>언제 끝날까요?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9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만. 마사지, "뒹굴".</text:p>
          </table:table-cell>
          <table:table-cell table:style-name="ce29" office:value-type="string" table:number-columns-spanned="2" table:number-rows-spanned="1">
            <text:p>Po pierwsze, Chroman. Masaż, „Staczanie w dół”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9">
            <text:p>0531 <text:s/>112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페이스트를 먹은 후 다시 지상으로 내리고 와 버린다. 다시 마사지.</text:p>
          </table:table-cell>
          <table:table-cell table:style-name="ce29" office:value-type="string" table:number-columns-spanned="2" table:number-rows-spanned="1">
            <text:p>Po zjedzeniu pasty Kuro kładzie się na ziemię. Masaż jeszcze raz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9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윽고 크로가 계단 방향을 가만히 보기 시작한다. 나도 그 방향을 본다.</text:p>
          </table:table-cell>
          <table:table-cell table:style-name="ce29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9">
            <text:p>0531 <text:s/>11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9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9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edemnasty maja.</text:p>
          </table:table-cell>
          <table:table-cell table:style-name="ce29" office:value-type="string" table:number-columns-spanned="2" table:number-rows-spanned="1">
            <text:p>это был понедельник, семнадцать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19">
            <text:p>0531 <text:s/>11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 sekwencja kilku nut, od pierwszego dziury do zera.</text:p>
          </table:table-cell>
          <table:table-cell table:style-name="ce29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1">
            <text:p>0531 <text:s/>1128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(słowa japońska). kształt ust, to pozostaje pionowo cienki, a także, poziomo, wąski.</text:p>
          </table:table-cell>
          <table:table-cell table:style-name="ce35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31"/>
          <table:table-cell table:style-name="ce31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1">
            <text:p>0531 <text:s/>11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عشر من مايو.</text:p>
          </table:table-cell>
          <table:table-cell table:style-name="ce35" office:value-type="string">
            <text:p>ithnayni / </text:p>
          </table:table-cell>
          <table:table-cell table:style-name="ce31" office:value-type="string">
            <text:p>it was monday, the seventeenth of May</text:p>
          </table:table-cell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1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هفدهم ماه مه بود.</text:p>
          </table:table-cell>
          <table:table-cell table:style-name="ce35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1">
            <text:p>0531 <text:s/>1128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6">
            <text:p>15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9T09:30:46.48">
            <text:p>051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bức tường đó là cao. / đây là tầng bảy.</text:p>
          </table:table-cell>
          <table:table-cell table:style-name="ce35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31" office:value-type="string">
            <text:p>この床は、広いです。あの壁は、高いです。</text:p>
          </table:covered-table-cell>
          <table:table-cell table:style-name="ce48" office:value-type="string" table:number-columns-spanned="2" table:number-rows-spanned="1">
            <text:p>이 층은 넓습니다. 저 벽은 높다. / 7 층입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1">
            <text:p>0531 <text:s/>1128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table:formula="of:=[.B15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iết mấy giờ nó sẽ kết thúc không? / nó kết thúc lúc bốn giờ chiều.</text:p>
          </table:table-cell>
          <table:table-cell table:style-name="ce35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31" office:value-type="string">
            <text:p>何時に終わるか、知っていますか。午後４時に、終わります。</text:p>
          </table:covered-table-cell>
          <table:table-cell table:style-name="ce48" office:value-type="string" table:number-columns-spanned="2" table:number-rows-spanned="1">
            <text:p>언제 끝날지 아십니까? / 오후 4시에 끝납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1">
            <text:p>0531 <text:s/>11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가 지상에 있었다. / 내가 옹벽 근처까지 달했을 때 달려왔다. / 그리고 미케도 내리고왔다.</text:p>
          </table:table-cell>
          <table:table-cell table:style-name="ce35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1">
            <text:p>0531 <text:s/>112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9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31"/>
          <table:table-cell table:style-name="ce31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1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 가위를 본 때, 뭔가 특별한 물건이라고 느꼈던 걸 기억하고 있어요.</text:p>
          </table:table-cell>
          <table:table-cell table:style-name="ce35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31"/>
          <table:table-cell table:style-name="ce31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2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osiemnasty maja.</text:p>
          </table:table-cell>
          <table:table-cell table:style-name="ce35" office:value-type="string" table:number-columns-spanned="2" table:number-rows-spanned="1">
            <text:p>это был вторник, восемна'дцатое мая.</text:p>
          </table:table-cell>
          <table:covered-table-cell table:style-name="ce31"/>
          <table:table-cell table:style-name="ce31" office:value-type="string" table:number-columns-spanned="2" table:number-rows-spanned="1">
            <text:p>đó là thứ ba , ngày mười tám tháng[달 năm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2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a dla każdego dźwięku.</text:p>
          </table:table-cell>
          <table:table-cell table:style-name="ce35" office:value-type="string" table:number-columns-spanned="2" table:number-rows-spanned="1">
            <text:p>шино: упражнения на каждый звук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2">
            <text:p>0531 <text:s/>11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, te wychodzili wczoraj równomiernie, to znaczy, dźwięki wychodzili w sposób ciągły, bez przerwy tu i tam.</text:p>
          </table:table-cell>
          <table:table-cell table:style-name="ce35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31"/>
          <table:table-cell table:style-name="ce48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2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ثامن عشر من مايو.</text:p>
          </table:table-cell>
          <table:table-cell table:style-name="ce35"/>
          <table:table-cell table:style-name="ce31" office:value-type="string">
            <text:p>it was tuesday, the eighteenth of May</text:p>
          </table:table-cell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2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هجدهم ماه مه بود.</text:p>
          </table:table-cell>
          <table:table-cell table:style-name="ce35" office:value-type="string">
            <text:p>heji'dahoom</text:p>
          </table:table-cell>
          <table: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2">
            <text:p>0531 <text:s/>11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3" office:value-type="string">
            <text:p>بادام زمينی. / من واقعا دوستش دارم.</text:p>
          </table:table-cell>
          <table:table-cell table:style-name="ce29" office:value-type="string">
            <text:p>baadaam[almond / zamiyniy? / voogh'AAn[really / duwst'ashi[like-it</text:p>
          </table:table-cell>
          <table:table-cell table:style-name="ce31" office:value-type="string" table:number-columns-spanned="2" table:number-rows-spanned="1">
            <text:p>Orzeszki ziemne. / Naprawdę to lubie.</text:p>
          </table:table-cell>
          <table:covered-table-cell table:style-name="ce31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2">
            <text:p>0531 <text:s/>1128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0T10:05:08.69">
            <text:p>0520</text:p>
          </table:table-cell>
          <table:table-cell table:style-name="ce9" office:value-type="string">
            <text:p>v1</text:p>
          </table:table-cell>
          <table:table-cell table:style-name="ce24" office:value-type="string">
            <text:p>đi lên lầu. tôi đến từ tầng đưới.</text:p>
          </table:table-cell>
          <table:table-cell table:style-name="ce40" office:value-type="string" table:number-columns-spanned="2" table:number-rows-spanned="1">
            <text:p>上の階へ行きます。下の階から来ました。</text:p>
          </table:table-cell>
          <table:covered-table-cell table:style-name="ce49" office:value-type="string">
            <text:p>上の階へ行きます。下の階から来ました。</text:p>
          </table:covered-table-cell>
          <table:table-cell table:style-name="ce48" office:value-type="string" table:number-columns-spanned="2" table:number-rows-spanned="1">
            <text:p>위층으로 간다. 나는 아래층에서 왔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2">
            <text:p>0531 <text:s/>11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68">
            <text:p>168</text:p>
          </table:table-cell>
          <table:table-cell table:style-name="ce3" table:formula="of:=[.B16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4" office:value-type="string">
            <text:p>tôi đau ngón tay của tôi. / tôi đạp vai vào tường. / tôi đạp chân vào cây gỗ vuông.</text:p>
          </table:table-cell>
          <table:table-cell table:style-name="ce4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9" office:value-type="string">
            <text:p>指を怪我しました。肩を壁にぶつけました。足を角材にぶつけました。</text:p>
          </table:covered-table-cell>
          <table:table-cell table:style-name="ce48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2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난 무렵 모두 지상의 평평하게 되어있는 장소까지 이미 와 있었다.</text:p>
          </table:table-cell>
          <table:table-cell table:style-name="ce35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31"/>
          <table:table-cell table:style-name="ce31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4">
            <text:p>0531 <text:s/>11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시간이 이미 늦었기 때문에 마사지는 하지 않고 즉시 옹벽으로 갔다. 크로는 스스로, 미케는 내가 올렸다.</text:p>
          </table:table-cell>
          <table:table-cell table:style-name="ce35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31"/>
          <table:table-cell table:style-name="ce31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4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ętnasty maja.</text:p>
          </table:table-cell>
          <table:table-cell table:style-name="ce29" office:value-type="string" table:number-columns-spanned="2" table:number-rows-spanned="1">
            <text:p>it was wednesday, nineteenth of May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4">
            <text:p>0531 <text:s/>1128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5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31"/>
          <table:table-cell table:style-name="ce31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4">
            <text:p>0531 <text:s/>11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عشر من مايو.</text:p>
          </table:table-cell>
          <table:table-cell table:style-name="ce29"/>
          <table:table-cell table:style-name="ce31" office:value-type="string">
            <text:p>it was wednesday, nine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4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و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4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1T10:22:04.7">
            <text:p>052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không có mây. / trời rất nóng.</text:p>
          </table:table-cell>
          <table:table-cell table:style-name="ce40" office:value-type="string" table:number-columns-spanned="2" table:number-rows-spanned="1">
            <text:p>今日は雲がない。とても暑いです。</text:p>
          </table:table-cell>
          <table:covered-table-cell table:style-name="ce49" office:value-type="string">
            <text:p>今日は雲がない。とても暑いです。</text:p>
          </table:covered-table-cell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4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6">
            <text:p>176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gì[something~1 đó</text:p>
          </table:table-cell>
          <table:table-cell table:style-name="ce40" office:value-type="string" table:number-columns-spanned="2" table:number-rows-spanned="1">
            <text:p>水を飲みたいですか。何か食べたいですか。</text:p>
          </table:table-cell>
          <table:covered-table-cell table:style-name="ce49"/>
          <table:table-cell table:style-name="ce48" office:value-type="string" table:number-columns-spanned="2" table:number-rows-spanned="1">
            <text:p>물을 마시고 싶습니까? 뭔가 먹고 싶습니까?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4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trời sẽ mưa hôm nay.</text:p>
          </table:table-cell>
          <table:table-cell table:style-name="ce40" office:value-type="string" table:number-columns-spanned="2" table:number-rows-spanned="1">
            <text:p>今日は、雨が降ります。</text:p>
          </table:table-cell>
          <table:covered-table-cell table:style-name="ce49"/>
          <table:table-cell table:style-name="ce48" office:value-type="string" table:number-columns-spanned="2" table:number-rows-spanned="1">
            <text:p>오늘 비가 오겠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6">
            <text:p>0531 <text:s/>112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비가 약간 내리고 있었지만 두 마리 모두 옹벽으로 나왔다.</text:p>
          </table:table-cell>
          <table:table-cell table:style-name="ce29" office:value-type="string" table:number-columns-spanned="2" table:number-rows-spanned="1">
            <text:p>Trochę padało, ale obaj wyszli do muru oporowego.</text:p>
          </table:table-cell>
          <table:covered-table-cell table:style-name="ce31"/>
          <table:table-cell table:style-name="ce31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6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고체를 준 후 보도 쪽을 보면, 고양이의 그림자. 돈이다.</text:p>
          </table:table-cell>
          <table:table-cell table:style-name="ce29" office:value-type="string" table:number-columns-spanned="2" table:number-rows-spanned="1">
            <text:p>Patrząc na chodnik po oddaniu solidnego, kociego cienia. To Ton.</text:p>
          </table:table-cell>
          <table:covered-table-cell table:style-name="ce31"/>
          <table:table-cell table:style-name="ce31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6">
            <text:p>0531 <text:s/>112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9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6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공원으로 돌아가려고 했을 때, 크로가 옹벽 위으로 걸어왔다.</text:p>
          </table:table-cell>
          <table:table-cell table:style-name="ce29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6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maja.</text:p>
          </table:table-cell>
          <table:table-cell table:style-name="ce29" table:number-columns-spanned="2" table:number-rows-spanned="1"/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6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dmuchanie dźwięków. dźwięki "dai-kan"-u.</text:p>
          </table:table-cell>
          <table:table-cell table:style-name="ce29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6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شرين من مايو.</text:p>
          </table:table-cell>
          <table:table-cell table:style-name="ce29"/>
          <table:table-cell table:style-name="ce31" office:value-type="string">
            <text:p>it was thursday, twentie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6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يستم ماه مه بود.</text:p>
          </table:table-cell>
          <table:table-cell table:style-name="ce29" office:value-type="string">
            <text:p>biystom?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6">
            <text:p>0531 <text:s/>112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6">
            <text:p>18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2T12:11:21.05">
            <text:p>0522</text:p>
          </table:table-cell>
          <table:table-cell table:style-name="ce9" office:value-type="string">
            <text:p>v1</text:p>
          </table:table-cell>
          <table:table-cell table:style-name="ce25" office:value-type="string">
            <text:p>anh ấy bị thương. / anh ấy cần giúp đõ.</text:p>
          </table:table-cell>
          <table:table-cell table:style-name="ce40" office:value-type="string" table:number-columns-spanned="2" table:number-rows-spanned="1">
            <text:p>he got injured. / he needs help.</text:p>
          </table:table-cell>
          <table:covered-table-cell table:style-name="ce49" office:value-type="string">
            <text:p>he got injured. / he needs help.</text:p>
          </table:covered-table-cell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7">
            <text:p>0531 <text:s/>112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7">
            <text:p>187</text:p>
          </table:table-cell>
          <table:table-cell table:style-name="ce3" table:formula="of:=[.B18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5" office:value-type="string">
            <text:p>cơn gió đang thổi. gió đang không thổi. đó là cái nào.</text:p>
          </table:table-cell>
          <table:table-cell table:style-name="ce4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7">
            <text:p>0531 <text:s/>1128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5" office:value-type="string">
            <text:p>gọi[불러 <text:s/>xe[차 cấp cứu.</text:p>
          </table:table-cell>
          <table:table-cell table:style-name="ce40" office:value-type="string" table:number-columns-spanned="2" table:number-rows-spanned="1">
            <text:p>救急車を呼びます。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7">
            <text:p>0531 <text:s/>112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5" office:value-type="string">
            <text:p>tôi đang đi tới bệnh viện.</text:p>
          </table:table-cell>
          <table:table-cell table:style-name="ce40" office:value-type="string" table:number-columns-spanned="2" table:number-rows-spanned="1">
            <text:p>病院に行きます。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7">
            <text:p>0531 <text:s/>11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40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7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, 이불에서 나와 이불을 개다.</text:p>
          </table:table-cell>
          <table:table-cell table:style-name="ce40" office:value-type="string" table:number-columns-spanned="2" table:number-rows-spanned="1">
            <text:p>朝起きたら、布団から出て、布団を畳む。</text:p>
          </table:table-cell>
          <table:covered-table-cell table:style-name="ce49"/>
          <table:table-cell table:style-name="ce48" office:value-type="string" table:number-columns-spanned="2" table:number-rows-spanned="1">
            <text:p>Kiedy budzisz się rano, wyjdź z koca i otwórz koc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7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7">
            <text:p>7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불을 접는 때 내가 조심하는 건 허리.</text:p>
          </table:table-cell>
          <table:table-cell table:style-name="ce40" office:value-type="string" table:number-columns-spanned="2" table:number-rows-spanned="1">
            <text:p>布団を畳む時、気をつけていることは、腰。</text:p>
          </table:table-cell>
          <table:covered-table-cell table:style-name="ce49"/>
          <table:table-cell table:style-name="ce48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7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erwszy maja.</text:p>
          </table:table-cell>
          <table:table-cell table:style-name="ce40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7">
            <text:p>0531 <text:s/>1128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5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9">
            <text:p>0531 <text:s/>11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10">
            <text:p>10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/ zacząłem używać innych mięśni, aby powstrzymać te mięsień, który jest obecnie w napięciu, aby utrzymać dolną wargę.</text:p>
          </table:table-cell>
          <table:table-cell table:style-name="ce29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9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حادي وعشرين من مايو.</text:p>
          </table:table-cell>
          <table:table-cell table:style-name="ce29"/>
          <table:table-cell table:style-name="ce31" office:value-type="string">
            <text:p>it was friday, twenty-first of May.</text:p>
          </table:table-cell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9">
            <text:p>0531 <text:s/>11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بيست و يک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9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8">
            <text:p>19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3T11:04:04.68">
            <text:p>0523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là rất nóng. / tôi uống nước rất nhiều.</text:p>
          </table:table-cell>
          <table:table-cell table:style-name="ce40" office:value-type="string" table:number-columns-spanned="2" table:number-rows-spanned="1">
            <text:p>今日はとても暑いです。 / I drink water very much.</text:p>
          </table:table-cell>
          <table:covered-table-cell table:style-name="ce49"/>
          <table:table-cell table:style-name="ce48" office:value-type="string" table:number-columns-spanned="2" table:number-rows-spanned="1">
            <text:p>오늘은 매우 덥습니다. / 물을 많이 마셔요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9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table:formula="of:=[.B20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húng ta có rất nhiều bê tông. / khi nào thì kết thúc?</text:p>
          </table:table-cell>
          <table:table-cell table:style-name="ce4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9"/>
          <table:table-cell table:style-name="ce48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9">
            <text:p>0531 <text:s/>1128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40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9"/>
          <table:table-cell table:style-name="ce48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29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5" office:value-type="string">
            <text:p>był sobota, dwudziesty drugi maja.</text:p>
          </table:table-cell>
          <table:table-cell table:style-name="ce41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41"/>
          <table:table-cell table:style-name="ce51" office:value-type="string" table:number-columns-spanned="2" table:number-rows-spanned="1">
            <text:p>شنبه بود ، بیست و دوم ماه مه.</text:p>
          </table:table-cell>
          <table:covered-table-cell table:style-name="ce60"/>
          <table:table-cell table:style-name="ce51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1T11:28:06.3">
            <text:p>0531 <text:s/>11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przejście od wysokich dźwięków do niskich. dokładniej, od dźwięków "kan" -u do "O-cu"-u, i odwrotce.</text:p>
          </table:table-cell>
          <table:table-cell table:style-name="ce40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9"/>
          <table:table-cell table:style-name="ce48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3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3">
            <text:p>20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4T13:03:47.92">
            <text:p>052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cần phải mất hai giờ nữa[again. / tôi xin lỗi nhiều.</text:p>
          </table:table-cell>
          <table:table-cell table:style-name="ce40" office:value-type="string" table:number-columns-spanned="2" table:number-rows-spanned="1">
            <text:p>it takes another 2 hours. / I am sorry.</text:p>
          </table:table-cell>
          <table:covered-table-cell table:style-name="ce49" office:value-type="string">
            <text:p>it takes another 2 hours. / I am sorry.</text:p>
          </table:covered-table-cell>
          <table:table-cell table:style-name="ce48" office:value-type="string" table:number-columns-spanned="2" table:number-rows-spanned="1">
            <text:p>2 시간이 더 걸립니다. / 정말 미안 해요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3">
            <text:p>0531 <text:s/>11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4">
            <text:p>204</text:p>
          </table:table-cell>
          <table:table-cell table:style-name="ce3" table:formula="of:=[.B20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40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49" office:value-type="string">
            <text:p>頭、顔、眼、鼻、口。</text:p>
          </table:covered-table-cell>
          <table:table-cell table:style-name="ce48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3">
            <text:p>0531 <text:s/>1128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다시 먼저 크로만. 지상에. 이 번은, 즉시 미케도 나왔다. 다시 계단 아래 옹벽에서.</text:p>
          </table:table-cell>
          <table:table-cell table:style-name="ce40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49"/>
          <table:table-cell table:style-name="ce48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1T11:28:06.3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izele, dwudziesiąty trzeci maja.</text:p>
          </table:table-cell>
          <table:table-cell table:style-name="ce40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49"/>
          <table:table-cell table:style-name="ce52" office:value-type="string" table:number-columns-spanned="2" table:number-rows-spanned="1">
            <text:p>كان يوم الأحد الثالث والعشرين من مايو..</text:p>
          </table:table-cell>
          <table:covered-table-cell table:style-name="ce61"/>
          <table:table-cell table:style-name="ce67" office:value-type="string" table:number-columns-spanned="2" table:number-rows-spanned="1">
            <text:p>/biyst بیست و سوم ماه مه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1T11:28:06.3">
            <text:p>0531 <text:s/>11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 oktawie "o-cu"-u , wyższe dźwięki, to znaczy, dziury od piątego do zerowego.</text:p>
          </table:table-cell>
          <table:table-cell table:style-name="ce40" table:number-columns-spanned="2" table:number-rows-spanned="1"/>
          <table:covered-table-cell table:style-name="ce49"/>
          <table:table-cell table:style-name="ce53" table:number-columns-spanned="2" table:number-rows-spanned="1"/>
          <table:covered-table-cell table:style-name="ce62"/>
          <table:table-cell table:style-name="ce68"/>
          <table:table-cell table:style-name="ce14" table:number-columns-repeated="2"/>
          <table:table-cell table:style-name="ce17"/>
          <table:table-cell table:style-name="ce7" table:formula="of:=NOW()" office:value-type="date" office:date-value="2021-05-31T11:28:06.3">
            <text:p>0531 <text:s/>11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9"/>
          <table:table-cell table:style-name="ce31"/>
          <table:table-cell table:style-name="ce54"/>
          <table:table-cell table:style-name="ce63"/>
          <table:table-cell table:style-name="ce68"/>
          <table:table-cell table:style-name="ce14" table:number-columns-repeated="2"/>
          <table:table-cell table:style-name="ce17"/>
          <table:table-cell table:style-name="ce7" table:formula="of:=NOW()" office:value-type="date" office:date-value="2021-05-31T11:28:06.3">
            <text:p>0531 <text:s/>11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وكان مئات المواطنين فجر اليوم الجمعة قد تمكنوا</text:p>
          </table:table-cell>
          <table:table-cell table:style-name="ce29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31"/>
          <table:table-cell table:style-name="ce55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7"/>
          <table:table-cell table:style-name="ce69" office:value-type="string" table:number-columns-spanned="2" table:number-rows-spanned="1">
            <text:p>Setki obywateli były już możliwe w piątek rano.</text:p>
          </table:table-cell>
          <table:covered-table-cell table:style-name="ce14"/>
          <table:table-cell table:style-name="ce74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7"/>
          <table:table-cell table:style-name="ce7" table:formula="of:=NOW()" office:value-type="date" office:date-value="2021-05-31T11:28:06.32">
            <text:p>0531 <text:s/>11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0">
            <text:p>210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بیانات در ارتباط تصویری با نمایندگان تشکل‌های دانشجویی</text:p>
          </table:table-cell>
          <table:table-cell table:style-name="ce29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2"/>
          <table:table-cell table:style-name="ce75" office:value-type="string" table:number-columns-spanned="2" table:number-rows-spanned="1">
            <text:p>https://farsi.khamenei.ir/speech-content?id=47834</text:p>
          </table:table-cell>
          <table:covered-table-cell table:style-name="ce17"/>
          <table:table-cell table:style-name="ce7" table:formula="of:=NOW()" office:value-type="date" office:date-value="2021-05-31T11:28:06.32">
            <text:p>0531 <text:s/>1128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6T08:38:04.270001">
            <text:p>0526</text:p>
          </table:table-cell>
          <table:table-cell table:style-name="ce9" office:value-type="string">
            <text:p>v1</text:p>
          </table:table-cell>
          <table:table-cell table:style-name="ce26" office:value-type="string">
            <text:p>bạn có tiền? bạn có tiền bao nhiều? tôi đã đáhn[dropped~1 rơi chiếc[piece ví[wallet. / bạn dã nhặt[pick-up~1 được ví[wallet của mình[my chưa?</text:p>
          </table:table-cell>
          <table:table-cell table:style-name="ce29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31"/>
          <table:table-cell table:style-name="ce55" table:number-columns-spanned="2" table:number-rows-spanned="1"/>
          <table:covered-table-cell table:style-name="ce57"/>
          <table:table-cell table:style-name="ce69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1T11:28:06.32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2">
            <text:p>212</text:p>
          </table:table-cell>
          <table:table-cell table:style-name="ce3" table:formula="of:=[.B21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/>
          <table:table-cell table:style-name="ce29" office:value-type="string" table:number-columns-spanned="2" table:number-rows-spanned="1">
            <text:p>休みの日。何をしますか。</text:p>
          </table:table-cell>
          <table:covered-table-cell table:style-name="ce31"/>
          <table:table-cell table:style-name="ce55" table:number-columns-spanned="2" table:number-rows-spanned="1"/>
          <table:covered-table-cell table:style-name="ce57"/>
          <table:table-cell table:style-name="ce69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1T11:28:06.32">
            <text:p>0531 <text:s/>11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7" office:value-type="string">
            <text:p>두 마리. 먼저 크로만. 나중에 미케도. 계단 아래 옹벽에서.</text:p>
          </table:table-cell>
          <table:table-cell table:style-name="ce42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2"/>
          <table:table-cell table:style-name="ce45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4"/>
          <table:table-cell table:style-name="ce70" table:number-columns-spanned="2" table:number-rows-spanned="1"/>
          <table:covered-table-cell table:style-name="ce72"/>
          <table:table-cell table:style-name="ce72"/>
          <table:table-cell table:style-name="ce76"/>
          <table:table-cell table:style-name="ce7" table:formula="of:=NOW()" office:value-type="date" office:date-value="2021-05-31T11:28:06.32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7" office:value-type="string">
            <text:p>to był wtorek, dwudziesty piąty maja.</text:p>
          </table:table-cell>
          <table:table-cell table:style-name="ce42" office:value-type="string" table:number-columns-spanned="2" table:number-rows-spanned="1">
            <text:p>это был вторник, двадцать пя'тое мая.</text:p>
          </table:table-cell>
          <table:covered-table-cell table:style-name="ce42"/>
          <table:table-cell table:style-name="ce45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4"/>
          <table:table-cell table:style-name="ce70" office:value-type="string" table:number-columns-spanned="2" table:number-rows-spanned="1">
            <text:p>سه شنبه، بيست و پنجم ماه مه بود.</text:p>
          </table:table-cell>
          <table:covered-table-cell table:style-name="ce72"/>
          <table:table-cell table:style-name="ce72"/>
          <table:table-cell table:style-name="ce76"/>
          <table:table-cell table:style-name="ce7" table:formula="of:=NOW()" office:value-type="date" office:date-value="2021-05-31T11:28:06.32">
            <text:p>0531 <text:s/>112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dźwięki "kan"-u. / morfizm mięśni ust. / mięsieni tuż pod dolną wargą. / wśród nich, te w regione centralnym. / </text:p>
          </table:table-cell>
          <table:table-cell table:style-name="ce43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3"/>
          <table:table-cell table:style-name="ce56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1T11:28:06.32">
            <text:p>0531 <text:s/>11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6">
            <text:p>216</text:p>
          </table:table-cell>
          <table:table-cell table:style-name="ce3" table:formula="of:=[.B21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1" office:value-type="string">
            <text:p>/ we wszystkich, utrzymuję ten region napięty, aby dolna warga została utrzymywana w wyższej pozycje.</text:p>
          </table:table-cell>
          <table:table-cell table:style-name="ce43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3"/>
          <table:table-cell table:style-name="ce56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1T11:28:06.32">
            <text:p>0531 <text:s/>112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7T11:43:34.96">
            <text:p>052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bạn có thể nắm cánh tay của anh ấy không? / hãy giữ[keep~1 lấy cơ[body~1 thể <text:s/>của anh ấy không.</text:p>
          </table:table-cell>
          <table:table-cell table:style-name="ce43" office:value-type="string" table:number-columns-spanned="2" table:number-rows-spanned="1">
            <text:p>can you hold his arm? please hold his body.</text:p>
          </table:table-cell>
          <table:covered-table-cell table:style-name="ce43" office:value-type="string">
            <text:p>can you hold his arm? please hold his body.</text:p>
          </table:covered-table-cell>
          <table:table-cell table:style-name="ce56" office:value-type="string" table:number-columns-spanned="2" table:number-rows-spanned="1">
            <text:p>그의 팔을 잡을 수 있습니까? / 그의 몸을 안고주세요.</text:p>
          </table:table-cell>
          <table:covered-table-cell table:style-name="ce65"/>
          <table:table-cell table:style-name="ce71" office:value-type="string" table:number-columns-spanned="2" table:number-rows-spanned="1">
            <text:p>Czy możesz trzymać go za ramię? / proszę, zachowaj jego ciało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1T11:28:06.33">
            <text:p>0531 <text:s/>11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218">
            <text:p>218</text:p>
          </table:table-cell>
          <table:table-cell table:style-name="ce3" table:formula="of:=[.B219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<text:s/>/ 미케는 다시 나중부터. 마사지는 하지 않고, 왔던 후 그대로 즉시 페이스트를 주었다. / 하지만, 페이스트를 먹은 후 내가 고체를 줄 전에 지상에 내리고버렸다.</text:p>
          </table:table-cell>
          <table:table-cell table:style-name="ce43" office:value-type="string" table:number-columns-spanned="2" table:number-rows-spanned="1">
            <text:p>Dwa. / Mike przyszła <text:s/>później. Nie robiłam masażu, a po przyjeździe od razu podałam pastę. / Jednak po zjedzeniu pasty upuściła się na ziemię, zanim podania jej jedzenie stałe.</text:p>
          </table:table-cell>
          <table:covered-table-cell table:style-name="ce43"/>
          <table:table-cell table:style-name="ce56" table:number-columns-spanned="2" table:number-rows-spanned="1"/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1T11:28:06.33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8" office:value-type="string">
            <text:p>to była środa, dwudziesty szósty maja.</text:p>
          </table:table-cell>
          <table:table-cell table:style-name="ce44" office:value-type="string" table:number-columns-spanned="2" table:number-rows-spanned="1">
            <text:p>это была среда, двадцать шестое мая.</text:p>
          </table:table-cell>
          <table:covered-table-cell table:style-name="ce44"/>
          <table:table-cell table:style-name="ce45" office:value-type="string" table:number-columns-spanned="2" table:number-rows-spanned="1">
            <text:p>كان يوم الأربعاء، السادس عشرين من مايو.</text:p>
          </table:table-cell>
          <table:covered-table-cell table:style-name="ce66"/>
          <table:table-cell table:style-name="ce45" table:number-columns-spanned="2" table:number-rows-spanned="1"/>
          <table:covered-table-cell table:style-name="ce73"/>
          <table:table-cell table:style-name="ce73"/>
          <table:table-cell table:style-name="ce77"/>
          <table:table-cell table:style-name="ce7" table:formula="of:=NOW()" office:value-type="date" office:date-value="2021-05-31T11:28:06.33">
            <text:p>0531 <text:s/>11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owe ćwiczenie. dwie sąsiednie notatki. wydmucham je, jeden po drugim, w sekwencje. <text:s/>/ gdy robiąc to, kieruję swoją uwagę na ruchy mięśni gardła.</text:p>
          </table:table-cell>
          <table:table-cell table:style-name="ce43" office:value-type="string" table:number-columns-spanned="2" table:number-rows-spanned="1">
            <text:p>two adjacent notes. i blow them one by one, in sequence. / when doing so, i direct my attention on the movement of my throat muscles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3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أول أمس، أخرج مروحة.</text:p>
          </table:table-cell>
          <table:table-cell table:style-name="ce43" office:value-type="string">
            <text:p>awal / axardha / mir'wah^atan</text:p>
          </table:table-cell>
          <table:table-cell table:style-name="ce43" office:value-type="string">
            <text:p>一昨日。扇風機を出した。</text:p>
          </table:table-cell>
          <table:table-cell table:style-name="ce45" office:value-type="string" table:number-columns-spanned="2" table:number-rows-spanned="1">
            <text:p>Przedwczoraj wyjąłem wentylator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3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8T11:41:11.73">
            <text:p>0528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ngày nghỉ. bạn đang[is làm gì đấy[there.</text:p>
          </table:table-cell>
          <table:table-cell table:style-name="ce43" office:value-type="string" table:number-columns-spanned="2" table:number-rows-spanned="1">
            <text:p>休みの日。何をしますか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3">
            <text:p>0531 <text:s/>11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3">
            <text:p>223</text:p>
          </table:table-cell>
          <table:table-cell table:style-name="ce3" table:formula="of:=[.B22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ng đi tới[to bệnh[hospital viện[institute. / gọi[call xe[car cấp[emergency~1 cứu</text:p>
          </table:table-cell>
          <table:table-cell table:style-name="ce43" office:value-type="string" table:number-columns-spanned="2" table:number-rows-spanned="1">
            <text:p>病院に行きます。救急車を呼びます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3">
            <text:p>0531 <text:s/>11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4">
            <text:p>224</text:p>
          </table:table-cell>
          <table:table-cell table:style-name="ce3" table:formula="of:=[.B2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크로는 먼저 계단 근처의 그루터기 뒤에 있었다.</text:p>
          </table:table-cell>
          <table:table-cell table:style-name="ce43" office:value-type="string" table:number-columns-spanned="2" table:number-rows-spanned="1">
            <text:p>Dwa. / Kuro był pierwszy za kikutem w pobliżu schodów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3">
            <text:p>0531 <text:s/>11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5">
            <text:p>225</text:p>
          </table:table-cell>
          <table:table-cell table:style-name="ce3" table:formula="of:=[.B2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/ 고체를 줄 전 있었는지, 미케는 도중에 다시 지상에 내리고 버렸다. / 다시 마사지. / 그 동안 크로는 고체를 먹고 있다. / 그리고 크로는 고체를 먹어 끝 후, 미케가 먹다 남은 고체는 먹지 않고, 가만히 내를 내려다보고 있다. / 미케의 마사지를 중단해 크로에게 고체를 추가 주었다.</text:p>
          </table:table-cell>
          <table:table-cell table:style-name="ce43" office:value-type="string" table:number-columns-spanned="3" table:number-rows-spanned="1">
            <text:p>/ Może przed podania nim jedzenie stałe, Mi-Ke znowu schodziła od mury na ziemię. / Masaż ponownie. / Tymczasem Kuro je jedzenie stałe. / A po tym, kiedy Kuro kończyła jeść swoje jedzenie stałe, tym razem, nie zjada pozostałej jedzenie Mike-u, tylko patrzy dół na mnie. / Przerwałem masaż Mike-u i podałem Kuro trochę jedzenia stałe, dodatkowo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5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6">
            <text:p>226</text:p>
          </table:table-cell>
          <table:table-cell table:style-name="ce3" table:formula="of:=[.B2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czwartek, dwudziesty siódmy maja.</text:p>
          </table:table-cell>
          <table:table-cell table:style-name="ce43" office:value-type="string" table:number-columns-spanned="2" table:number-rows-spanned="1">
            <text:p>it was thursday, twenty-seventh of may</text:p>
          </table:table-cell>
          <table:covered-table-cell table:style-name="ce43"/>
          <table:table-cell table:style-name="ce45" office:value-type="string" table:number-columns-spanned="2" table:number-rows-spanned="1">
            <text:p>это был четверг, двадцать седьмое мая</text:p>
          </table:table-cell>
          <table:covered-table-cell table:style-name="Default"/>
          <table:table-cell table:style-name="ce45" office:value-type="string" table:number-columns-spanned="2" table:number-rows-spanned="1">
            <text:p>كان يوم الخميس، السابع وعشري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پنجشنبه، بيست و هفتم ماه مه بود.</text:p>
          </table:table-cell>
          <table:covered-table-cell table:style-name="ce17"/>
          <table:table-cell table:style-name="ce7" table:formula="of:=NOW()" office:value-type="date" office:date-value="2021-05-31T11:28:06.35">
            <text:p>0531 <text:s/>11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7">
            <text:p>227</text:p>
          </table:table-cell>
          <table:table-cell table:style-name="ce3" table:formula="of:=[.B2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a co skupiałem moją uwagę --&gt; korpus fletu na tuż pod dolną wargą. / zawsze kładę korpus fletu na tej części. / tym razem, próbowałem nie kładać, tak mocno, korpus fletu do tej części. / bo, kładając mocno, moje zęby zaczynają mnie boleć.</text:p>
          </table:table-cell>
          <table:table-cell table:style-name="ce43" office:value-type="string" table:number-columns-spanned="2" table:number-rows-spanned="1">
            <text:p>shino : 내가 관심을 집중시킨 것-&gt; 아랫 입술의 바로 아래의 플루트 바디. / 나는 항상 플루트 몸체를 이 부분에 올려 놓는다. 이번에는 플루트의 몸체가 이 부분에 너무 꽉 끼지 않도록 노력했습니다. / 꽉하게 놓으면 치아가 아프게 된다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1T11:28:06.35">
            <text:p>0531 <text:s/>1128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28">
            <text:p>2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9T10:02:02.23">
            <text:p>0529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máu chảy ra từ đầu bạn.</text:p>
          </table:table-cell>
          <table:table-cell table:style-name="ce43" office:value-type="string" table:number-columns-spanned="2" table:number-rows-spanned="1">
            <text:p>頭から、血が出ています。</text:p>
          </table:table-cell>
          <table:covered-table-cell table:style-name="ce43"/>
          <table:table-cell table:style-name="ce45" office:value-type="string" table:number-columns-spanned="2" table:number-rows-spanned="1">
            <text:p>머리에서 피가 나옵니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1T11:28:06.35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29">
            <text:p>229</text:p>
          </table:table-cell>
          <table:table-cell table:style-name="ce3" table:formula="of:=[.B2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bạn có buồn ngủ không? / bạn có mệt? nhiều mệt?</text:p>
          </table:table-cell>
          <table:table-cell table:style-name="ce43" office:value-type="string" table:number-columns-spanned="2" table:number-rows-spanned="1">
            <text:p>眠いですか。疲れていますか。</text:p>
          </table:table-cell>
          <table:covered-table-cell table:style-name="ce43"/>
          <table:table-cell table:style-name="ce45" office:value-type="string" table:number-columns-spanned="2" table:number-rows-spanned="1">
            <text:p>졸려? / 피곤하십니까? 많이 피곤해?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1T11:28:06.35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0">
            <text:p>230</text:p>
          </table:table-cell>
          <table:table-cell table:style-name="ce3" table:formula="of:=[.B231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hôm nay trời là rất nóng. / hãy ngỉ[vacation ngơi[rest đi[go.</text:p>
          </table:table-cell>
          <table:table-cell table:style-name="ce43" office:value-type="string" table:number-columns-spanned="2" table:number-rows-spanned="1">
            <text:p>今日はとても暑いです。少し休みましょう。</text:p>
          </table:table-cell>
          <table:covered-table-cell table:style-name="ce43"/>
          <table:table-cell table:style-name="ce45" office:value-type="string" table:number-columns-spanned="2" table:number-rows-spanned="1">
            <text:p>오늘은 매우 덥습니다. / 좀 휴식합시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1T11:28:06.35">
            <text:p>0531 <text:s/>11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31">
            <text:p>231</text:p>
          </table:table-cell>
          <table:table-cell table:style-name="ce3" table:formula="of:=[.B232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특기 : 페이스트를 줄 때. 먼저 크로에 준다. 이 때, 평상, 미케는 크로에 접근해, 크로에 주었던 페이스트를 자신도 먹으려고 한다. / 이 날은, 하지만, 미케는 자신의 위치에 머물고 있었다. / 그러한 행동은, 이 날, 크로도 두 번째의 고체를 먹을 때 나타냈다.</text:p>
          </table:table-cell>
          <table:table-cell table:style-name="ce43" office:value-type="string" table:number-columns-spanned="3" table:number-rows-spanned="1">
            <text:p>dwa. / Specjalnie piszący temat: Przy podawaniu pasty. Najpierw daj Kuro-u. W tym momencie, jak dotąd, Mike zbliżył się do Kuro-u i próbował zjeść pastę, <text:s/>którą Kuro-u dałem. / Jednak tego dnia Mike przebywał na swoim miejscu. / Takie zachowanie wykazywała Kuro także, gdy Kuro zjadł drugą jedzenia stałe tego dnia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1T11:28:06.36">
            <text:p>0531 <text:s/>11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32">
            <text:p>232</text:p>
          </table:table-cell>
          <table:table-cell table:style-name="ce3" table:formula="of:=[.B2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to był piątek, dwudziesty ósmy maja.</text:p>
          </table:table-cell>
          <table:table-cell table:style-name="ce43" office:value-type="string" table:number-columns-spanned="2" table:number-rows-spanned="1">
            <text:p>это была пятница, двадцать восьмого мая.</text:p>
          </table:table-cell>
          <table:covered-table-cell table:style-name="ce43"/>
          <table:table-cell table:style-name="ce45" office:value-type="string" table:number-columns-spanned="2" table:number-rows-spanned="1">
            <text:p>كان يوم الجمعة الثامن والعشرو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جمعه، بيست و هشت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1T11:28:06.36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3">
            <text:p>23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0T10:48:50.48">
            <text:p>0530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ên của bạn là gì? / bạn đén Nhật Bản khi nào.</text:p>
          </table:table-cell>
          <table:table-cell table:style-name="ce43" office:value-type="string" table:number-columns-spanned="2" table:number-rows-spanned="1">
            <text:p>あなたの名前はなんですか？ / 日本には、いつ来たのですか？</text:p>
          </table:table-cell>
          <table:covered-table-cell table:style-name="ce43"/>
          <table:table-cell table:style-name="ce45" office:value-type="string" table:number-columns-spanned="2" table:number-rows-spanned="1">
            <text:p>jak masz na imię? / kiedy przyjechałeś do Japonii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1T11:28:06.36">
            <text:p>0531 <text:s/>11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4">
            <text:p>234</text:p>
          </table:table-cell>
          <table:table-cell table:style-name="ce3" table:formula="of:=[.B23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hôm nay trời không có mây. / nó là rất nóng. / say nắng / hãy uống nước</text:p>
          </table:table-cell>
          <table:table-cell table:style-name="ce43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43"/>
          <table:table-cell table:style-name="ce45" office:value-type="string" table:number-columns-spanned="2" table:number-rows-spanned="1">
            <text:p>dziś nie ma chmur. jest bardzo gorąco. / <text:s/>udar słneczny / napijemy się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1T11:28:06.36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5">
            <text:p>235</text:p>
          </table:table-cell>
          <table:table-cell table:style-name="ce3" table:formula="of:=[.B236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chúng tôi khát nước. / tôi có thể uống nước ỏ đâu? / có chỗ dể uống nước?</text:p>
          </table:table-cell>
          <table:table-cell table:style-name="ce43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43" office:value-type="string">
            <text:p>喉が渇きました。水は、どこで飲めますか？水を飲む場所はありますか？水道。</text:p>
          </table:covered-table-cell>
          <table:table-cell table:style-name="ce45" office:value-type="string" table:number-columns-spanned="2" table:number-rows-spanned="1">
            <text:p>jestem spragnieni. / gdzie mogę pić wodę? / mamy miejsce do picia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1T11:28:06.36">
            <text:p>0531 <text:s/>11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236">
            <text:p>236</text:p>
          </table:table-cell>
          <table:table-cell table:style-name="ce3" table:formula="of:=[.B237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1" office:value-type="string">
            <text:p>bạn đi về[toward~1 phía trước. / bạn quay sang trái. / và, bạn rẽ sang phải.</text:p>
          </table:table-cell>
          <table:table-cell table:style-name="ce43" office:value-type="string" table:number-columns-spanned="2" table:number-rows-spanned="1">
            <text:p>you go forward. / you turn to the left. / and, you turn to the right</text:p>
          </table:table-cell>
          <table:covered-table-cell table:style-name="ce43"/>
          <table:table-cell table:style-name="ce45" office:value-type="string" table:number-columns-spanned="2" table:number-rows-spanned="1">
            <text:p>idziesz do przodu. / skręcasz w lewo. / a potem, skręcasz znowu, tym razem, w prawo. / 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6">
            <text:p>0531 <text:s/>112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237">
            <text:p>237</text:p>
          </table:table-cell>
          <table:table-cell table:style-name="ce3" table:formula="of:=[.B238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먼저 크로는 지상의 운동장 근처. / 미케는 그 운동장 근처의 앞의 옹벽 위. "냐아아" 라고 울리고 있다. <text:s/>/ 좀처럼 내리오지 않았지만, 얼마 후, 내려왔다.</text:p>
          </table:table-cell>
          <table:table-cell table:style-name="ce43" office:value-type="string" table:number-columns-spanned="2" table:number-rows-spanned="1">
            <text:p>dwa. / najpierw Kuro została w <text:s/>pobliżu placu zabaw, na ziemi. / Mike stoi na murze oporowym przed tego miejsca, w pobliżu placu zabaw. „Nyaaaah”, miauczy. / trudno nie zeszła, ale po pewnym czasie zeszła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8">
            <text:p>0531 <text:s/>11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8">
            <text:p>238</text:p>
          </table:table-cell>
          <table:table-cell table:style-name="ce3" table:formula="of:=[.B239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첫 번째 고체 후, 미케는 다시 내려왔다. / 마사지도 했지만, 잠시 후, 지면 위에 누워있다.</text:p>
          </table:table-cell>
          <table:table-cell table:style-name="ce43" table:number-columns-spanned="2" table:number-rows-spanned="1"/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8">
            <text:p>0531 <text:s/>11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9">
            <text:p>239</text:p>
          </table:table-cell>
          <table:table-cell table:style-name="ce3" table:formula="of:=[.B240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sobota, dwudziesty dziewiąty maja.</text:p>
          </table:table-cell>
          <table:table-cell table:style-name="ce45" office:value-type="string" table:number-columns-spanned="2" table:number-rows-spanned="1">
            <text:p>كان يوم السبت، التاسع عشرين من مايو.</text:p>
          </table:table-cell>
          <table:covered-table-cell table:style-name="ce43"/>
          <table:table-cell table:style-name="ce45" office:value-type="string" table:number-columns-spanned="2" table:number-rows-spanned="1">
            <text:p>شنبه، بيست و نه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8">
            <text:p>0531 <text:s/>11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0">
            <text:p>240</text:p>
          </table:table-cell>
          <table:table-cell table:style-name="ce3" table:formula="of:=[.B241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trening mięśni ust. / zmiana kształtu ust między dźwiękiem "kan"-u a tym "o-cu"-u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8">
            <text:p>0531 <text:s/>11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1">
            <text:p>2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1T10:43:31.31">
            <text:p>0531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ở đây, có một lỗ. / nguy hiểm. / đặt cái bảng.</text:p>
          </table:table-cell>
          <table:table-cell table:style-name="ce46" office:value-type="string" table:number-columns-spanned="2" table:number-rows-spanned="1">
            <text:p>ここに穴があります。危ないです。板を置きます。</text:p>
          </table:table-cell>
          <table:covered-table-cell table:style-name="ce46"/>
          <table:table-cell table:style-name="ce45" office:value-type="string" table:number-columns-spanned="2" table:number-rows-spanned="1">
            <text:p>여기에 구멍이 있다. 위험하다. 보르를 놓겠다.</text:p>
          </table:table-cell>
          <table:covered-table-cell table:style-name="Default"/>
          <table:table-cell table:style-name="ce45" office:value-type="string" table:number-columns-spanned="2" table:number-rows-spanned="1">
            <text:p>Tutaj jest dziura. Niebezpieczny. położę deską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8">
            <text:p>0531 <text:s/>1128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42">
            <text:p>242</text:p>
          </table:table-cell>
          <table:table-cell table:style-name="ce3" table:formula="of:=[.B2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u ngón tay của tôi. / tôi đập vai vào tường. / tôi đập chân vào cây gỗ vuông.</text:p>
          </table:table-cell>
          <table:table-cell table:style-name="ce46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6"/>
          <table:table-cell table:style-name="ce45" office:value-type="string" table:number-columns-spanned="2" table:number-rows-spanned="1">
            <text:p>손가락을 다쳤습니다. / 나는 벽에 어깨를 쳤다. / 내 발을 <text:s/>각목에 부딪쳐했다.</text:p>
          </table:table-cell>
          <table:covered-table-cell table:style-name="Default"/>
          <table:table-cell table:style-name="ce45" office:value-type="string" table:number-columns-spanned="2" table:number-rows-spanned="1">
            <text:p>Zraniłem się w palec. / Uderzyłem ramieniem w ścianę. / Uderzyłem stopą w słup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38">
            <text:p>0531 <text:s/>112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43">
            <text:p>243</text:p>
          </table:table-cell>
          <table:table-cell table:style-name="ce3" table:formula="of:=[.B24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두 번째 고체 후, 이 번엔, 두 마리 모두 지상에 내려왔다. / 얼마 후, 크로는 보도쪽으로 갔다. / 내가 쫓아면, 차도까지 나서 이 쪽을 본다. / 다시 쫓아면, 차도의 반대쪽의 보도에 올라, 가로수의 울타리 안으로 들어간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2.03">
            <text:p>0531 <text:s/>112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44">
            <text:p>244</text:p>
          </table:table-cell>
          <table:table-cell table:style-name="ce3" table:formula="of:=[.B245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크로를 거기에 두고, 공원으로 돌아간다. / 미케에게 다시 고체를 준다. / 그러자, 무려, 크로가 왔다. 돌아왔다. / 크로에도 고체를 주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2.03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5">
            <text:p>24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2.03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6">
            <text:p>24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7">
            <text:p>24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8">
            <text:p>24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9">
            <text:p>249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0">
            <text:p>250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1">
            <text:p>251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2">
            <text:p>25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3">
            <text:p>25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4">
            <text:p>25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5">
            <text:p>25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6">
            <text:p>25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7">
            <text:p>25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2.75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8">
            <text:p>25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2.75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9">
            <text:p>259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2.75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0">
            <text:p>260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2.75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1">
            <text:p>261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2.75">
            <text:p>0531 <text:s/>11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2">
            <text:p>26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1T11:28:02.75">
            <text:p>0531 <text:s/>1128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5-31T11:28:02.75">
            <text:p>0531 <text:s/>112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5-31T11:28:06.4">
            <text:p>0531 <text:s/>1128</text:p>
          </table:table-cell>
          <table:table-cell table:style-name="ce7" table:formula="of:=NOW()" office:value-type="date" office:date-value="2021-05-31T11:28:06.4">
            <text:p>0531 <text:s/>112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5-31T11:28:06.4">
            <text:p>0531 <text:s/>112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1">2021/05/31</text:date>, <text:time>11:28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31T11:28:05.07</dc:date>
    <dc:creator>iwabuchi ken</dc:creator>
    <meta:editing-duration>P3DT10H21M</meta:editing-duration>
    <meta:editing-cycles>470</meta:editing-cycles>
    <meta:generator>OpenOffice/4.1.3$Win32 OpenOffice.org_project/413m1$Build-9783</meta:generator>
    <meta:document-statistic meta:table-count="2" meta:cell-count="1928" meta:object-count="0"/>
  </office:meta>
</office:document-meta>
</file>